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325332" officeooo:paragraph-rsid="00325332"/>
    </style:style>
    <style:style style:name="P2" style:family="paragraph" style:parent-style-name="Standard">
      <style:text-properties style:font-name="Open Sans" fo:font-weight="bold" officeooo:rsid="0030640c" officeooo:paragraph-rsid="0030640c" style:font-weight-asian="bold" style:font-weight-complex="bold"/>
    </style:style>
    <style:style style:name="P3" style:family="paragraph" style:parent-style-name="Standard">
      <style:text-properties style:font-name="Open Sans" fo:font-weight="bold" officeooo:rsid="00112bb0" officeooo:paragraph-rsid="00112bb0" style:font-weight-asian="bold" style:font-weight-complex="bold"/>
    </style:style>
    <style:style style:name="P4" style:family="paragraph" style:parent-style-name="Standard">
      <style:text-properties style:font-name="Open Sans" fo:font-weight="bold" officeooo:rsid="00495663" officeooo:paragraph-rsid="00495663" style:font-weight-asian="bold" style:font-weight-complex="bold"/>
    </style:style>
    <style:style style:name="P5" style:family="paragraph" style:parent-style-name="Standard">
      <style:text-properties style:font-name="Open Sans" officeooo:rsid="00112bb0" officeooo:paragraph-rsid="00112bb0"/>
    </style:style>
    <style:style style:name="P6" style:family="paragraph" style:parent-style-name="Standard">
      <style:text-properties style:font-name="Open Sans" officeooo:rsid="00112bb0" officeooo:paragraph-rsid="0012d00a"/>
    </style:style>
    <style:style style:name="P7" style:family="paragraph" style:parent-style-name="Standard">
      <style:text-properties style:font-name="Open Sans" officeooo:rsid="00325332" officeooo:paragraph-rsid="00325332"/>
    </style:style>
    <style:style style:name="P8" style:family="paragraph" style:parent-style-name="Standard">
      <style:text-properties style:font-name="Open Sans" officeooo:rsid="0038601c" officeooo:paragraph-rsid="0038601c"/>
    </style:style>
    <style:style style:name="P9" style:family="paragraph" style:parent-style-name="Standard">
      <style:text-properties style:font-name="Open Sans" officeooo:rsid="0039e5c8" officeooo:paragraph-rsid="0039e5c8"/>
    </style:style>
    <style:style style:name="P10" style:family="paragraph" style:parent-style-name="Standard">
      <style:text-properties style:font-name="Open Sans" officeooo:rsid="0039e5c8" officeooo:paragraph-rsid="003b2f57"/>
    </style:style>
    <style:style style:name="P11" style:family="paragraph" style:parent-style-name="Standard">
      <style:text-properties style:font-name="Open Sans" officeooo:rsid="0031e2b0" officeooo:paragraph-rsid="00277f14"/>
    </style:style>
    <style:style style:name="P12" style:family="paragraph" style:parent-style-name="Standard">
      <style:text-properties style:font-name="Open Sans" officeooo:rsid="00367b6f" officeooo:paragraph-rsid="003b2f57"/>
    </style:style>
    <style:style style:name="P13" style:family="paragraph" style:parent-style-name="Standard">
      <style:text-properties style:font-name="Open Sans" officeooo:rsid="0036ef11" officeooo:paragraph-rsid="0036ef11"/>
    </style:style>
    <style:style style:name="P14" style:family="paragraph" style:parent-style-name="Standard">
      <style:text-properties style:font-name="Open Sans" officeooo:rsid="003b2f57" officeooo:paragraph-rsid="003b2f57"/>
    </style:style>
    <style:style style:name="P15" style:family="paragraph" style:parent-style-name="Standard">
      <style:text-properties style:font-name="Open Sans" officeooo:rsid="003ba8ec" officeooo:paragraph-rsid="003ba8ec"/>
    </style:style>
    <style:style style:name="P16" style:family="paragraph" style:parent-style-name="Standard">
      <style:text-properties style:font-name="Open Sans" officeooo:rsid="003c04e7" officeooo:paragraph-rsid="003c04e7"/>
    </style:style>
    <style:style style:name="P17" style:family="paragraph" style:parent-style-name="Standard">
      <style:text-properties style:font-name="Open Sans" officeooo:rsid="003d30ca" officeooo:paragraph-rsid="003d30ca"/>
    </style:style>
    <style:style style:name="P18" style:family="paragraph" style:parent-style-name="Standard">
      <style:text-properties style:font-name="Open Sans" officeooo:rsid="003f15e7" officeooo:paragraph-rsid="003f15e7"/>
    </style:style>
    <style:style style:name="P19" style:family="paragraph" style:parent-style-name="Standard">
      <style:text-properties style:font-name="Open Sans" officeooo:rsid="004020b7" officeooo:paragraph-rsid="004020b7"/>
    </style:style>
    <style:style style:name="P20" style:family="paragraph" style:parent-style-name="Standard">
      <style:text-properties style:font-name="Open Sans" officeooo:rsid="0016460c" officeooo:paragraph-rsid="003b2f57"/>
    </style:style>
    <style:style style:name="P21" style:family="paragraph" style:parent-style-name="Standard">
      <style:text-properties style:font-name="Open Sans" officeooo:rsid="0021cfad" officeooo:paragraph-rsid="003b2f57"/>
    </style:style>
    <style:style style:name="P22" style:family="paragraph" style:parent-style-name="Standard">
      <style:paragraph-properties fo:break-before="page"/>
      <style:text-properties style:font-name="Open Sans" officeooo:paragraph-rsid="00277f14"/>
    </style:style>
    <style:style style:name="P23" style:family="paragraph" style:parent-style-name="Standard" style:list-style-name="L1">
      <style:text-properties style:font-name="Open Sans" fo:font-weight="bold" officeooo:rsid="004b45a6" officeooo:paragraph-rsid="004b45a6" style:font-weight-asian="bold" style:font-weight-complex="bold"/>
    </style:style>
    <style:style style:name="P24" style:family="paragraph" style:parent-style-name="Standard">
      <style:text-properties style:font-name="Open Sans" fo:font-weight="bold" officeooo:rsid="004f76ed" officeooo:paragraph-rsid="004f76ed" style:font-weight-asian="bold" style:font-weight-complex="bold"/>
    </style:style>
    <style:style style:name="P25" style:family="paragraph" style:parent-style-name="Standard" style:list-style-name="L2">
      <style:text-properties style:font-name="Open Sans" fo:font-weight="bold" officeooo:rsid="001bc5b7" officeooo:paragraph-rsid="001bc5b7" style:font-weight-asian="bold" style:font-weight-complex="bold"/>
    </style:style>
    <style:style style:name="P26" style:family="paragraph" style:parent-style-name="Standard" style:list-style-name="L2">
      <style:text-properties style:font-name="Open Sans" fo:font-weight="bold" officeooo:rsid="0019ea6b" officeooo:paragraph-rsid="002f1f32" style:font-weight-asian="bold" style:font-weight-complex="bold"/>
    </style:style>
    <style:style style:name="P27" style:family="paragraph" style:parent-style-name="Standard" style:list-style-name="L2">
      <style:text-properties style:font-name="Open Sans" fo:font-weight="bold" officeooo:rsid="0057623b" officeooo:paragraph-rsid="0057623b" style:font-weight-asian="bold" style:font-weight-complex="bold"/>
    </style:style>
    <style:style style:name="P28" style:family="paragraph" style:parent-style-name="Standard">
      <style:text-properties style:font-name="Open Sans" fo:font-weight="bold" officeooo:rsid="00588ea7" officeooo:paragraph-rsid="00588ea7" style:font-weight-asian="bold" style:font-weight-complex="bold"/>
    </style:style>
    <style:style style:name="P29" style:family="paragraph" style:parent-style-name="Standard" style:list-style-name="L2">
      <style:text-properties style:font-name="Open Sans" fo:font-weight="bold" officeooo:rsid="00229939" officeooo:paragraph-rsid="00229939" style:font-weight-asian="bold" style:font-weight-complex="bold"/>
    </style:style>
    <style:style style:name="P30" style:family="paragraph" style:parent-style-name="Standard" style:list-style-name="L2">
      <style:text-properties style:font-name="Open Sans" fo:font-weight="bold" officeooo:rsid="00675ae7" officeooo:paragraph-rsid="00675ae7" style:font-weight-asian="bold" style:font-weight-complex="bold"/>
    </style:style>
    <style:style style:name="P31" style:family="paragraph" style:parent-style-name="Standard" style:list-style-name="L2">
      <style:text-properties style:font-name="Open Sans" officeooo:rsid="0012d00a" officeooo:paragraph-rsid="0012d00a"/>
    </style:style>
    <style:style style:name="P32" style:family="paragraph" style:parent-style-name="Standard" style:list-style-name="L2">
      <style:text-properties style:font-name="Open Sans" officeooo:rsid="00112bb0" officeooo:paragraph-rsid="0012d00a"/>
    </style:style>
    <style:style style:name="P33" style:family="paragraph" style:parent-style-name="Standard" style:list-style-name="L2">
      <style:text-properties style:font-name="Open Sans" officeooo:rsid="00190248" officeooo:paragraph-rsid="00190248"/>
    </style:style>
    <style:style style:name="P34" style:family="paragraph" style:parent-style-name="Standard" style:list-style-name="L2">
      <style:text-properties style:font-name="Open Sans" officeooo:rsid="0028dd27" officeooo:paragraph-rsid="0028dd27"/>
    </style:style>
    <style:style style:name="P35" style:family="paragraph" style:parent-style-name="Standard" style:list-style-name="L2">
      <style:text-properties style:font-name="Open Sans" officeooo:rsid="002acc1d" officeooo:paragraph-rsid="002acc1d"/>
    </style:style>
    <style:style style:name="P36" style:family="paragraph" style:parent-style-name="Standard" style:list-style-name="L2">
      <style:text-properties style:font-name="Open Sans" officeooo:rsid="00443ec3" officeooo:paragraph-rsid="00443ec3"/>
    </style:style>
    <style:style style:name="P37" style:family="paragraph" style:parent-style-name="Standard" style:list-style-name="L2">
      <style:text-properties style:font-name="Open Sans" officeooo:rsid="00443ec3" officeooo:paragraph-rsid="004ee809"/>
    </style:style>
    <style:style style:name="P38" style:family="paragraph" style:parent-style-name="Standard">
      <style:text-properties style:font-name="Open Sans" officeooo:rsid="00443ec3" officeooo:paragraph-rsid="00443ec3"/>
    </style:style>
    <style:style style:name="P39" style:family="paragraph" style:parent-style-name="Standard" style:list-style-name="L2">
      <style:text-properties style:font-name="Open Sans" officeooo:rsid="0045c19a" officeooo:paragraph-rsid="0045c19a"/>
    </style:style>
    <style:style style:name="P40" style:family="paragraph" style:parent-style-name="Standard" style:list-style-name="L2">
      <style:text-properties style:font-name="Open Sans" officeooo:rsid="003087a8" officeooo:paragraph-rsid="003087a8"/>
    </style:style>
    <style:style style:name="P41" style:family="paragraph" style:parent-style-name="Standard" style:list-style-name="L2">
      <style:text-properties style:font-name="Open Sans" officeooo:rsid="0014c24b" officeooo:paragraph-rsid="0014c24b"/>
    </style:style>
    <style:style style:name="P42" style:family="paragraph" style:parent-style-name="Standard" style:list-style-name="L2">
      <style:text-properties style:font-name="Open Sans" officeooo:rsid="0019ea6b" officeooo:paragraph-rsid="001bc5b7"/>
    </style:style>
    <style:style style:name="P43" style:family="paragraph" style:parent-style-name="Standard" style:list-style-name="L2">
      <style:text-properties style:font-name="Open Sans" officeooo:rsid="001bc5b7" officeooo:paragraph-rsid="001bc5b7"/>
    </style:style>
    <style:style style:name="P44" style:family="paragraph" style:parent-style-name="Standard" style:list-style-name="L2">
      <style:text-properties style:font-name="Open Sans" officeooo:rsid="00317a4b" officeooo:paragraph-rsid="00317a4b"/>
    </style:style>
    <style:style style:name="P45" style:family="paragraph" style:parent-style-name="Standard" style:list-style-name="L2">
      <style:text-properties style:font-name="Open Sans" officeooo:rsid="00475d89" officeooo:paragraph-rsid="00475d89"/>
    </style:style>
    <style:style style:name="P46" style:family="paragraph" style:parent-style-name="Standard" style:list-style-name="L2">
      <style:text-properties style:font-name="Open Sans" officeooo:rsid="001cf47a" officeooo:paragraph-rsid="001cf47a"/>
    </style:style>
    <style:style style:name="P47" style:family="paragraph" style:parent-style-name="Standard" style:list-style-name="L2">
      <style:text-properties style:font-name="Open Sans" officeooo:rsid="002f1f32" officeooo:paragraph-rsid="002f1f32"/>
    </style:style>
    <style:style style:name="P48" style:family="paragraph" style:parent-style-name="Standard" style:list-style-name="L2">
      <style:text-properties style:font-name="Open Sans" officeooo:rsid="001f5681" officeooo:paragraph-rsid="001f5681"/>
    </style:style>
    <style:style style:name="P49" style:family="paragraph" style:parent-style-name="Standard" style:list-style-name="L2">
      <style:text-properties style:font-name="Open Sans" officeooo:rsid="001fc163" officeooo:paragraph-rsid="001fc163"/>
    </style:style>
    <style:style style:name="P50" style:family="paragraph" style:parent-style-name="Standard" style:list-style-name="L2">
      <style:text-properties style:font-name="Open Sans" officeooo:rsid="001fc163" officeooo:paragraph-rsid="005a7a40"/>
    </style:style>
    <style:style style:name="P51" style:family="paragraph" style:parent-style-name="Standard" style:list-style-name="L2">
      <style:text-properties style:font-name="Open Sans" officeooo:rsid="001fc163" officeooo:paragraph-rsid="0065fd48"/>
    </style:style>
    <style:style style:name="P52" style:family="paragraph" style:parent-style-name="Standard">
      <style:text-properties style:font-name="Open Sans" officeooo:rsid="001fc163" officeooo:paragraph-rsid="001f5681"/>
    </style:style>
    <style:style style:name="P53" style:family="paragraph" style:parent-style-name="Standard" style:list-style-name="L2">
      <style:text-properties style:font-name="Open Sans" officeooo:paragraph-rsid="001fc163"/>
    </style:style>
    <style:style style:name="P54" style:family="paragraph" style:parent-style-name="Standard" style:list-style-name="L2">
      <style:text-properties style:font-name="Open Sans" officeooo:paragraph-rsid="005a7a40"/>
    </style:style>
    <style:style style:name="P55" style:family="paragraph" style:parent-style-name="Standard" style:list-style-name="L2">
      <style:text-properties style:font-name="Open Sans" officeooo:paragraph-rsid="0065fd48"/>
    </style:style>
    <style:style style:name="P56" style:family="paragraph" style:parent-style-name="Standard" style:list-style-name="L2">
      <style:text-properties style:font-name="Open Sans" officeooo:rsid="0022ecd0" officeooo:paragraph-rsid="0022ecd0"/>
    </style:style>
    <style:style style:name="P57" style:family="paragraph" style:parent-style-name="Standard" style:list-style-name="L2">
      <style:text-properties style:font-name="Open Sans" officeooo:rsid="0020fbb4" officeooo:paragraph-rsid="0020fbb4"/>
    </style:style>
    <style:style style:name="P58" style:family="paragraph" style:parent-style-name="Standard" style:list-style-name="L2">
      <style:text-properties style:font-name="Open Sans" officeooo:rsid="00229939" officeooo:paragraph-rsid="00229939"/>
    </style:style>
    <style:style style:name="P59" style:family="paragraph" style:parent-style-name="Standard" style:list-style-name="L2">
      <style:text-properties style:font-name="Open Sans" officeooo:rsid="0024ddda" officeooo:paragraph-rsid="0024ddda"/>
    </style:style>
    <style:style style:name="P60" style:family="paragraph" style:parent-style-name="Standard" style:list-style-name="L2">
      <style:text-properties style:font-name="Open Sans" officeooo:rsid="00277f14" officeooo:paragraph-rsid="00277f14"/>
    </style:style>
    <style:style style:name="P61" style:family="paragraph" style:parent-style-name="Standard">
      <style:text-properties style:font-name="Open Sans" officeooo:rsid="00277f14" officeooo:paragraph-rsid="00277f14"/>
    </style:style>
    <style:style style:name="P62" style:family="paragraph" style:parent-style-name="Standard" style:list-style-name="L2">
      <style:text-properties style:font-name="Open Sans" officeooo:rsid="002ce20a" officeooo:paragraph-rsid="002ce20a"/>
    </style:style>
    <style:style style:name="P63" style:family="paragraph" style:parent-style-name="Standard" style:list-style-name="L2">
      <style:text-properties style:font-name="Open Sans" officeooo:rsid="002ce20a" officeooo:paragraph-rsid="006775fd"/>
    </style:style>
    <style:style style:name="P64" style:family="paragraph" style:parent-style-name="Standard">
      <style:text-properties style:font-name="Open Sans" officeooo:rsid="002ce20a" officeooo:paragraph-rsid="002ce20a"/>
    </style:style>
    <style:style style:name="P65" style:family="paragraph" style:parent-style-name="Standard" style:list-style-name="L2">
      <style:text-properties style:font-name="Open Sans" officeooo:rsid="004d922d" officeooo:paragraph-rsid="004d922d"/>
    </style:style>
    <style:style style:name="P66" style:family="paragraph" style:parent-style-name="Standard" style:list-style-name="L2">
      <style:text-properties style:font-name="Open Sans" officeooo:rsid="004ee809" officeooo:paragraph-rsid="004ee809"/>
    </style:style>
    <style:style style:name="P67" style:family="paragraph" style:parent-style-name="Standard" style:list-style-name="L2">
      <style:text-properties style:font-name="Open Sans" officeooo:rsid="004f76ed" officeooo:paragraph-rsid="004f76ed"/>
    </style:style>
    <style:style style:name="P68" style:family="paragraph" style:parent-style-name="Standard" style:list-style-name="L2">
      <style:text-properties style:font-name="Open Sans" fo:font-style="italic" officeooo:rsid="00535fbe" officeooo:paragraph-rsid="00535fbe" style:font-style-asian="italic" style:font-style-complex="italic"/>
    </style:style>
    <style:style style:name="P69" style:family="paragraph" style:parent-style-name="Standard" style:list-style-name="L2">
      <style:text-properties style:font-name="Open Sans" officeooo:rsid="00549914" officeooo:paragraph-rsid="00549914"/>
    </style:style>
    <style:style style:name="P70" style:family="paragraph" style:parent-style-name="Standard" style:list-style-name="L2">
      <style:text-properties style:font-name="Open Sans" officeooo:rsid="0055e2f0" officeooo:paragraph-rsid="0055e2f0"/>
    </style:style>
    <style:style style:name="P71" style:family="paragraph" style:parent-style-name="Standard" style:list-style-name="L2">
      <style:text-properties style:font-name="Open Sans" officeooo:rsid="005725a7" officeooo:paragraph-rsid="005725a7"/>
    </style:style>
    <style:style style:name="P72" style:family="paragraph" style:parent-style-name="Standard" style:list-style-name="L2">
      <style:text-properties style:font-name="Open Sans" officeooo:rsid="0057623b" officeooo:paragraph-rsid="0057623b"/>
    </style:style>
    <style:style style:name="P73" style:family="paragraph" style:parent-style-name="Standard" style:list-style-name="L2">
      <style:text-properties style:font-name="Open Sans" officeooo:rsid="005b5af3" officeooo:paragraph-rsid="005b5af3"/>
    </style:style>
    <style:style style:name="P74" style:family="paragraph" style:parent-style-name="Standard" style:list-style-name="L2">
      <style:text-properties style:font-name="Open Sans" officeooo:rsid="00629154" officeooo:paragraph-rsid="00629154"/>
    </style:style>
    <style:style style:name="P75" style:family="paragraph" style:parent-style-name="Standard" style:list-style-name="L2">
      <style:text-properties style:font-name="Open Sans" officeooo:rsid="00637e86" officeooo:paragraph-rsid="00637e86"/>
    </style:style>
    <style:style style:name="P76" style:family="paragraph" style:parent-style-name="Standard" style:list-style-name="L2">
      <style:text-properties style:font-name="Open Sans" officeooo:rsid="006473da" officeooo:paragraph-rsid="006473da"/>
    </style:style>
    <style:style style:name="P77" style:family="paragraph" style:parent-style-name="Standard" style:list-style-name="L2">
      <style:text-properties style:font-name="Open Sans" officeooo:rsid="00675ae7" officeooo:paragraph-rsid="00675ae7"/>
    </style:style>
    <style:style style:name="P78" style:family="paragraph" style:parent-style-name="Standard" style:list-style-name="L1">
      <style:text-properties officeooo:rsid="004b45a6" officeooo:paragraph-rsid="004b45a6"/>
    </style:style>
    <style:style style:name="P79" style:family="paragraph" style:parent-style-name="Standard" style:list-style-name="L2">
      <style:text-properties officeooo:paragraph-rsid="0028dd27"/>
    </style:style>
    <style:style style:name="P80" style:family="paragraph" style:parent-style-name="Standard" style:list-style-name="L2">
      <style:text-properties officeooo:paragraph-rsid="0014c24b"/>
    </style:style>
    <style:style style:name="P81" style:family="paragraph" style:parent-style-name="Standard" style:list-style-name="L2">
      <style:text-properties officeooo:paragraph-rsid="00190248"/>
    </style:style>
    <style:style style:name="P82" style:family="paragraph" style:parent-style-name="Standard" style:list-style-name="L2">
      <style:text-properties officeooo:paragraph-rsid="004ee809"/>
    </style:style>
    <style:style style:name="P83" style:family="paragraph" style:parent-style-name="Standard" style:list-style-name="L2">
      <style:text-properties officeooo:paragraph-rsid="004f76ed"/>
    </style:style>
    <style:style style:name="P84" style:family="paragraph" style:parent-style-name="Standard" style:list-style-name="L2">
      <style:text-properties officeooo:paragraph-rsid="00503bf3"/>
    </style:style>
    <style:style style:name="P85" style:family="paragraph" style:parent-style-name="Standard" style:list-style-name="L2">
      <style:text-properties officeooo:paragraph-rsid="0050df50"/>
    </style:style>
    <style:style style:name="P86" style:family="paragraph" style:parent-style-name="Standard" style:list-style-name="L2">
      <style:text-properties officeooo:paragraph-rsid="001bc5b7"/>
    </style:style>
    <style:style style:name="P87" style:family="paragraph" style:parent-style-name="Standard" style:list-style-name="L2">
      <style:text-properties officeooo:paragraph-rsid="0055e2f0"/>
    </style:style>
    <style:style style:name="P88" style:family="paragraph" style:parent-style-name="Standard" style:list-style-name="L2">
      <style:text-properties officeooo:paragraph-rsid="002f1f32"/>
    </style:style>
    <style:style style:name="P89" style:family="paragraph" style:parent-style-name="Standard" style:list-style-name="L2">
      <style:text-properties officeooo:paragraph-rsid="0019ea6b"/>
    </style:style>
    <style:style style:name="P90" style:family="paragraph" style:parent-style-name="Standard" style:list-style-name="L2">
      <style:text-properties officeooo:paragraph-rsid="005a7a40"/>
    </style:style>
    <style:style style:name="P91" style:family="paragraph" style:parent-style-name="Standard" style:list-style-name="L2">
      <style:text-properties officeooo:paragraph-rsid="0020a62d"/>
    </style:style>
    <style:style style:name="P92" style:family="paragraph" style:parent-style-name="Standard" style:list-style-name="L2">
      <style:text-properties officeooo:paragraph-rsid="005b5af3"/>
    </style:style>
    <style:style style:name="P93" style:family="paragraph" style:parent-style-name="Standard" style:list-style-name="L2">
      <style:text-properties officeooo:paragraph-rsid="00229939"/>
    </style:style>
    <style:style style:name="P94" style:family="paragraph" style:parent-style-name="Standard" style:list-style-name="L2">
      <style:text-properties officeooo:paragraph-rsid="00588ea7"/>
    </style:style>
    <style:style style:name="P95" style:family="paragraph" style:parent-style-name="Standard" style:list-style-name="L2">
      <style:text-properties officeooo:paragraph-rsid="00258ec6"/>
    </style:style>
    <style:style style:name="P96" style:family="paragraph" style:parent-style-name="Standard" style:list-style-name="L2">
      <style:text-properties officeooo:paragraph-rsid="00277f14"/>
    </style:style>
    <style:style style:name="P97" style:family="paragraph" style:parent-style-name="Standard" style:list-style-name="L2">
      <style:text-properties officeooo:rsid="00503bf3" officeooo:paragraph-rsid="00503bf3"/>
    </style:style>
    <style:style style:name="P98" style:family="paragraph" style:parent-style-name="Standard" style:list-style-name="L2">
      <style:text-properties officeooo:rsid="0050df50" officeooo:paragraph-rsid="0050df50"/>
    </style:style>
    <style:style style:name="P99" style:family="paragraph" style:parent-style-name="Standard">
      <style:text-properties officeooo:rsid="0050df50" officeooo:paragraph-rsid="0050df50"/>
    </style:style>
    <style:style style:name="P100" style:family="paragraph" style:parent-style-name="Standard">
      <style:text-properties officeooo:paragraph-rsid="0050df50"/>
    </style:style>
    <style:style style:name="P101" style:family="paragraph" style:parent-style-name="Standard" style:list-style-name="L2">
      <style:text-properties officeooo:rsid="001fc163" officeooo:paragraph-rsid="00675ae7"/>
    </style:style>
    <style:style style:name="P102" style:family="paragraph" style:parent-style-name="Standard" style:list-style-name="L2">
      <style:text-properties fo:font-weight="bold" officeooo:paragraph-rsid="0024ddda" style:font-weight-asian="bold" style:font-weight-complex="bold"/>
    </style:style>
    <style:style style:name="P103" style:family="paragraph" style:parent-style-name="Standard" style:list-style-name="L2">
      <style:text-properties officeooo:rsid="0065fd48" officeooo:paragraph-rsid="0065fd48"/>
    </style:style>
    <style:style style:name="P104" style:family="paragraph" style:parent-style-name="Standard" style:list-style-name="L2">
      <style:text-properties officeooo:rsid="00676bfe" officeooo:paragraph-rsid="00676bfe"/>
    </style:style>
    <style:style style:name="P105" style:family="paragraph" style:parent-style-name="Standard">
      <style:text-properties officeooo:paragraph-rsid="003b2f57"/>
    </style:style>
    <style:style style:name="P106" style:family="paragraph" style:parent-style-name="Standard" style:list-style-name="L2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Open Sans" fo:font-weight="bold" officeooo:rsid="0045c19a" officeooo:paragraph-rsid="00443ec3" style:font-weight-asian="bold" style:font-weight-complex="bold"/>
    </style:style>
    <style:style style:name="T1" style:family="text">
      <style:text-properties officeooo:rsid="0014c24b"/>
    </style:style>
    <style:style style:name="T2" style:family="text">
      <style:text-properties officeooo:rsid="00190248"/>
    </style:style>
    <style:style style:name="T3" style:family="text">
      <style:text-properties officeooo:rsid="0020a62d"/>
    </style:style>
    <style:style style:name="T4" style:family="text">
      <style:text-properties officeooo:rsid="0022ecd0"/>
    </style:style>
    <style:style style:name="T5" style:family="text">
      <style:text-properties officeooo:rsid="002acc1d"/>
    </style:style>
    <style:style style:name="T6" style:family="text">
      <style:text-properties officeooo:rsid="0030640c"/>
    </style:style>
    <style:style style:name="T7" style:family="text">
      <style:text-properties officeooo:rsid="003087a8"/>
    </style:style>
    <style:style style:name="T8" style:family="text">
      <style:text-properties officeooo:rsid="00317a4b"/>
    </style:style>
    <style:style style:name="T9" style:family="text">
      <style:text-properties officeooo:rsid="0031e2b0"/>
    </style:style>
    <style:style style:name="T10" style:family="text">
      <style:text-properties style:font-name="Open Sans"/>
    </style:style>
    <style:style style:name="T11" style:family="text">
      <style:text-properties style:font-name="Open Sans" officeooo:rsid="0028dd27"/>
    </style:style>
    <style:style style:name="T12" style:family="text">
      <style:text-properties style:font-name="Open Sans" officeooo:rsid="004244e4"/>
    </style:style>
    <style:style style:name="T13" style:family="text">
      <style:text-properties style:font-name="Open Sans" fo:font-weight="bold" style:font-weight-asian="bold" style:font-weight-complex="bold"/>
    </style:style>
    <style:style style:name="T14" style:family="text">
      <style:text-properties style:font-name="Open Sans" fo:font-weight="bold" officeooo:rsid="004b45a6" style:font-weight-asian="bold" style:font-weight-complex="bold"/>
    </style:style>
    <style:style style:name="T15" style:family="text">
      <style:text-properties style:font-name="Open Sans" officeooo:rsid="0012d00a"/>
    </style:style>
    <style:style style:name="T16" style:family="text">
      <style:text-properties style:font-name="Open Sans" officeooo:rsid="004d922d"/>
    </style:style>
    <style:style style:name="T17" style:family="text">
      <style:text-properties style:font-name="Open Sans" officeooo:rsid="004e7d6f"/>
    </style:style>
    <style:style style:name="T18" style:family="text">
      <style:text-properties style:font-name="Open Sans" officeooo:rsid="00190248"/>
    </style:style>
    <style:style style:name="T19" style:family="text">
      <style:text-properties style:font-name="Open Sans" officeooo:rsid="004ee809"/>
    </style:style>
    <style:style style:name="T20" style:family="text">
      <style:text-properties style:font-name="Open Sans" officeooo:rsid="00443ec3"/>
    </style:style>
    <style:style style:name="T21" style:family="text">
      <style:text-properties style:font-name="Open Sans" officeooo:rsid="004f76ed"/>
    </style:style>
    <style:style style:name="T22" style:family="text">
      <style:text-properties style:font-name="Open Sans" officeooo:rsid="0014c24b"/>
    </style:style>
    <style:style style:name="T23" style:family="text">
      <style:text-properties style:font-name="Open Sans" officeooo:rsid="00503bf3"/>
    </style:style>
    <style:style style:name="T24" style:family="text">
      <style:text-properties style:font-name="Open Sans" officeooo:rsid="0050df50"/>
    </style:style>
    <style:style style:name="T25" style:family="text">
      <style:text-properties style:font-name="Open Sans" officeooo:rsid="0051a1d9"/>
    </style:style>
    <style:style style:name="T26" style:family="text">
      <style:text-properties style:font-name="Open Sans" officeooo:rsid="0019ea6b"/>
    </style:style>
    <style:style style:name="T27" style:family="text">
      <style:text-properties style:font-name="Open Sans" officeooo:rsid="0055e2f0"/>
    </style:style>
    <style:style style:name="T28" style:family="text">
      <style:text-properties style:font-name="Open Sans" officeooo:rsid="005725a7"/>
    </style:style>
    <style:style style:name="T29" style:family="text">
      <style:text-properties style:font-name="Open Sans" officeooo:rsid="0057623b"/>
    </style:style>
    <style:style style:name="T30" style:family="text">
      <style:text-properties style:font-name="Open Sans" officeooo:rsid="005a7a40"/>
    </style:style>
    <style:style style:name="T31" style:family="text">
      <style:text-properties style:font-name="Open Sans" officeooo:rsid="001fc163"/>
    </style:style>
    <style:style style:name="T32" style:family="text">
      <style:text-properties style:font-name="Open Sans" officeooo:rsid="0020a62d"/>
    </style:style>
    <style:style style:name="T33" style:family="text">
      <style:text-properties style:font-name="Open Sans" officeooo:rsid="005ad85c"/>
    </style:style>
    <style:style style:name="T34" style:family="text">
      <style:text-properties style:font-name="Open Sans" officeooo:rsid="005b5af3"/>
    </style:style>
    <style:style style:name="T35" style:family="text">
      <style:text-properties style:font-name="Open Sans" officeooo:rsid="00229939"/>
    </style:style>
    <style:style style:name="T36" style:family="text">
      <style:text-properties style:font-name="Open Sans" officeooo:rsid="0024ddda"/>
    </style:style>
    <style:style style:name="T37" style:family="text">
      <style:text-properties style:font-name="Open Sans" officeooo:rsid="006470c0"/>
    </style:style>
    <style:style style:name="T38" style:family="text">
      <style:text-properties style:font-name="Open Sans" officeooo:rsid="0065fd48"/>
    </style:style>
    <style:style style:name="T39" style:family="text">
      <style:text-properties style:font-name="Open Sans" officeooo:rsid="00588ea7"/>
    </style:style>
    <style:style style:name="T40" style:family="text">
      <style:text-properties style:font-name="Open Sans" officeooo:rsid="00258ec6"/>
    </style:style>
    <style:style style:name="T41" style:family="text">
      <style:text-properties style:font-name="Open Sans" officeooo:rsid="00675ae7"/>
    </style:style>
    <style:style style:name="T42" style:family="text">
      <style:text-properties style:font-name="Open Sans" officeooo:rsid="00277f14"/>
    </style:style>
    <style:style style:name="T43" style:family="text">
      <style:text-properties style:font-name="Open Sans" officeooo:rsid="00676bfe"/>
    </style:style>
    <style:style style:name="T44" style:family="text">
      <style:text-properties style:font-name="Open Sans" officeooo:rsid="0031e2b0"/>
    </style:style>
    <style:style style:name="T45" style:family="text">
      <style:text-properties style:font-name="Open Sans" officeooo:rsid="006775fd"/>
    </style:style>
    <style:style style:name="T46" style:family="text">
      <style:text-properties officeooo:rsid="00419283"/>
    </style:style>
    <style:style style:name="T47" style:family="text">
      <style:text-properties officeooo:rsid="0043aaa4"/>
    </style:style>
    <style:style style:name="T48" style:family="text">
      <style:text-properties officeooo:rsid="0045c19a"/>
    </style:style>
    <style:style style:name="T49" style:family="text">
      <style:text-properties officeooo:rsid="0048267b"/>
    </style:style>
    <style:style style:name="T50" style:family="text">
      <style:text-properties officeooo:rsid="004b45a6"/>
    </style:style>
    <style:style style:name="T51" style:family="text">
      <style:text-properties officeooo:rsid="004d922d"/>
    </style:style>
    <style:style style:name="T52" style:family="text">
      <style:text-properties officeooo:rsid="004ee809"/>
    </style:style>
    <style:style style:name="T53" style:family="text">
      <style:text-properties officeooo:rsid="004f76ed"/>
    </style:style>
    <style:style style:name="T54" style:family="text">
      <style:text-properties officeooo:rsid="0050df50"/>
    </style:style>
    <style:style style:name="T55" style:family="text">
      <style:text-properties officeooo:rsid="0051a1d9"/>
    </style:style>
    <style:style style:name="T56" style:family="text">
      <style:text-properties officeooo:rsid="00535fbe"/>
    </style:style>
    <style:style style:name="T57" style:family="text">
      <style:text-properties fo:font-style="italic" officeooo:rsid="00535fbe" style:font-style-asian="italic" style:font-style-complex="italic"/>
    </style:style>
    <style:style style:name="T58" style:family="text">
      <style:text-properties officeooo:rsid="00549914"/>
    </style:style>
    <style:style style:name="T59" style:family="text">
      <style:text-properties officeooo:rsid="0055e2f0"/>
    </style:style>
    <style:style style:name="T60" style:family="text">
      <style:text-properties officeooo:rsid="005725a7"/>
    </style:style>
    <style:style style:name="T61" style:family="text">
      <style:text-properties officeooo:rsid="0057623b"/>
    </style:style>
    <style:style style:name="T62" style:family="text">
      <style:text-properties officeooo:rsid="005a7a40"/>
    </style:style>
    <style:style style:name="T63" style:family="text">
      <style:text-properties officeooo:rsid="005ad85c"/>
    </style:style>
    <style:style style:name="T64" style:family="text">
      <style:text-properties officeooo:rsid="005b5af3"/>
    </style:style>
    <style:style style:name="T65" style:family="text">
      <style:text-properties officeooo:rsid="0061e2cd"/>
    </style:style>
    <style:style style:name="T66" style:family="text">
      <style:text-properties officeooo:rsid="00629154"/>
    </style:style>
    <style:style style:name="T67" style:family="text">
      <style:text-properties officeooo:rsid="00637e86"/>
    </style:style>
    <style:style style:name="T68" style:family="text">
      <style:text-properties officeooo:rsid="00638fd8"/>
    </style:style>
    <style:style style:name="T69" style:family="text">
      <style:text-properties officeooo:rsid="0065fd48"/>
    </style:style>
    <style:style style:name="T70" style:family="text">
      <style:text-properties officeooo:rsid="00675ae7"/>
    </style:style>
    <style:style style:name="T71" style:family="text">
      <style:text-properties officeooo:rsid="00676bfe"/>
    </style:style>
    <style:style style:name="T72" style:family="text">
      <style:text-properties officeooo:rsid="006775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REMOTICON :: </text:span><text:span text:style-name="T51">KiCad to </text:span>BLENDER workflow</text:p>
      <text:p text:style-name="P3"/>
      <text:p text:style-name="P4"><text:span text:style-name="T50">If you are recording a video showing Blender workflow, enable the “SCREENCAST” option to show keyboard / m</text:span>ouse <text:span text:style-name="T50">events.</text:span></text:p>
      <text:list xml:id="list127102173" text:style-name="L1">
        <text:list-item>
          <text:p text:style-name="P23">EDIT &gt; PREFERENCES &gt; ADD ONS &gt; search for “Screencast Keys” and enable checkbox.</text:p>
        </text:list-item>
        <text:list-item>
          <text:p text:style-name="P78"><text:span text:style-name="T14">T</text:span><text:span text:style-name="T13">hen, in main Blender workspace, press “N” key to show number panel, select Screencast Keys tab, check Screencast Keys checkbox.</text:span></text:p>
        </text:list-item>
      </text:list>
      <text:p text:style-name="P5"/>
      <text:p text:style-name="P2">PRE-PREPARATION</text:p>
      <text:list xml:id="list3502130688" text:style-name="L2">
        <text:list-item>
          <text:p text:style-name="P31"><text:span text:style-name="T50">To add greater realism, i</text:span><text:span text:style-name="T1">n FreeCAD, a</text:span>dd text/graphics to all <text:span text:style-name="T50">generic footprint </text:span>models – IC part numbers, resistor color codes, capacitor markings etc</text:p>
        </text:list-item>
        <text:list-item>
          <text:p text:style-name="P65">Text items can be added using DRAFT (workbench) &gt; Text String</text:p>
        </text:list-item>
        <text:list-item>
          <text:p text:style-name="P65">Convert Text String objects to Sketches, merge Sketches, apply thickness (extrude) and do either Boolean Cut or Fusion (depending on if you want engraved or embossed text.</text:p>
        </text:list-item>
        <text:list-item>
          <text:p text:style-name="P65">Logos can be added similarly, by importing SVG, converting to sketch, applying thickness (extrude) and doing Boolean Cut or Fusion.</text:p>
        </text:list-item>
        <text:list-item>
          <text:p text:style-name="P80"><text:span text:style-name="T15">Use FreeCAD StepUpTools WB to generate .STEP / .WRL models for all footprints. </text:span><text:span text:style-name="T16">During model export, choose the appropriate colors for different elements of the model – example for THT Resistors, choose the band colors to match value (</text:span><text:span text:style-name="T17">1k 5% = Brown, Black, Red, Gold)</text:span></text:p>
        </text:list-item>
        <text:list-item>
          <text:p text:style-name="P32">Export VRML from KiCad</text:p>
        </text:list-item>
        <text:list-item>
          <text:p text:style-name="P68">These steps add a greater level of realism to the final renders</text:p>
        </text:list-item>
      </text:list>
      <text:p text:style-name="P6"/>
      <text:p text:style-name="P2"><text:span text:style-name="T52">BLENDER </text:span>INITIAL SETUP <text:span text:style-name="T48">AND OVERVIEW</text:span></text:p>
      <text:list xml:id="list223210990684453" text:continue-numbering="true" text:style-name="L2">
        <text:list-item>
          <text:p text:style-name="P66">Basic navigation</text:p>
          <text:list>
            <text:list-item>
              <text:p text:style-name="P33">Press middle mouse button <text:span text:style-name="T52">(MMB) </text:span>for ORBIT</text:p>
            </text:list-item>
            <text:list-item>
              <text:p text:style-name="P33">Press SHIFT + MMB for <text:span text:style-name="T52">PAN (</text:span>WALK<text:span text:style-name="T52">)</text:span></text:p>
            </text:list-item>
            <text:list-item>
              <text:p text:style-name="P81"><text:span text:style-name="T18">Press Scroll Up/Down for ZOOM (or CTRL + </text:span><text:span text:style-name="T19">MMB</text:span><text:span text:style-name="T18">)</text:span></text:p>
            </text:list-item>
          </text:list>
        </text:list-item>
        <text:list-item>
          <text:p text:style-name="P79"><text:span text:style-name="T11">IMPORTANT : When </text:span><text:span text:style-name="T12">selecting objects</text:span><text:span text:style-name="T11">, make sure to be in X-ray mode so you can select </text:span><text:span text:style-name="T12">hidden elements. </text:span><text:span text:style-name="T38">Check out the icons above the XYZ Gizmo.</text:span></text:p>
        </text:list-item>
        <text:list-item>
          <text:p text:style-name="P34">“<text:span text:style-name="T5">A” to toggle selecting ALL / “</text:span><text:span text:style-name="T52">ALT + A” to select </text:span><text:span text:style-name="T5">NONE</text:span></text:p>
        </text:list-item>
        <text:list-item>
          <text:p text:style-name="P35">“B” to BOX select</text:p>
        </text:list-item>
        <text:list-item>
          <text:p text:style-name="P35">“<text:span text:style-name="T47">G” to MOVE</text:span></text:p>
        </text:list-item>
        <text:list-item>
          <text:p text:style-name="P35">“<text:span text:style-name="T47">R” to Rotate</text:span></text:p>
        </text:list-item>
        <text:list-item>
          <text:p text:style-name="P35">“<text:span text:style-name="T47">S” to Scale</text:span></text:p>
        </text:list-item>
        <text:list-item>
          <text:p text:style-name="P35">“<text:span text:style-name="T47">T” to transform</text:span></text:p>
        </text:list-item>
        <text:list-item>
          <text:p text:style-name="P66">Blender workbenches used will be Layout, Shading, Compositing and Render</text:p>
          <text:p text:style-name="P36"/>
          <text:p text:style-name="P106">BLENDER <text:span text:style-name="T52">PROPERTIES </text:span>SETTINGS <text:span text:style-name="T52">(Properties TABS, </text:span><text:span text:style-name="T69">left side of screen</text:span><text:span text:style-name="T52">)</text:span></text:p>
        </text:list-item>
        <text:list-item>
          <text:p text:style-name="P37">Render</text:p>
          <text:list>
            <text:list-item>
              <text:p text:style-name="P37"><text:span text:style-name="T52">Render </text:span>Engine &gt; Cycles</text:p>
            </text:list-item>
          </text:list>
        </text:list-item>
        <text:list-item>
          <text:p text:style-name="P37">Output</text:p>
          <text:list>
            <text:list-item>
              <text:p text:style-name="P37"><text:soft-page-break/><text:span text:style-name="T52">Set </text:span>Resolution and % <text:span text:style-name="T52">Scale</text:span></text:p>
            </text:list-item>
            <text:list-item>
              <text:p text:style-name="P82"><text:span text:style-name="T19">Set </text:span><text:span text:style-name="T20">Save folder, Color Space, </text:span><text:span text:style-name="T19">Color Depth</text:span><text:span text:style-name="T20"> etc</text:span></text:p>
            </text:list-item>
          </text:list>
        </text:list-item>
        <text:list-item>
          <text:p text:style-name="P36">Layer</text:p>
          <text:list>
            <text:list-item>
              <text:p text:style-name="P36">Check <text:span text:style-name="T53">Passes &gt; Data &gt; </text:span>De-noising Data <text:span text:style-name="T52">(only available in Cycles)</text:span></text:p>
            </text:list-item>
          </text:list>
        </text:list-item>
      </text:list>
      <text:p text:style-name="P38"/>
      <text:p text:style-name="P24">GETTING THE WRL PCB into BLENDER</text:p>
      <text:list xml:id="list223211513039396" text:continue-numbering="true" text:style-name="L2">
        <text:list-item>
          <text:p text:style-name="P39"><text:span text:style-name="T53">(</text:span>If below <text:span text:style-name="T53">steps </text:span>don’t work in <text:span text:style-name="T54">ver </text:span>2.83, then do these actions in <text:span text:style-name="T54">ver </text:span>2.79 first, and then go to 2.83<text:span text:style-name="T53">)</text:span></text:p>
        </text:list-item>
        <text:list-item>
          <text:p text:style-name="P67">Blender &gt; File &gt; New &gt; Delete the default Cube</text:p>
        </text:list-item>
        <text:list-item>
          <text:p text:style-name="P83"><text:span text:style-name="T21">File &gt; Import &gt; Import X3D/</text:span><text:span text:style-name="T15">VRML</text:span><text:span text:style-name="T21">2 &gt; SET TRANSFORM to “Forward = X Forward” and “Up = Z Up” &gt; </text:span><text:span text:style-name="T23">Select XXXX.wrl </text:span><text:span text:style-name="T24">(your PCB file)</text:span></text:p>
        </text:list-item>
        <text:list-item>
          <text:p text:style-name="P94"><text:span text:style-name="T24">Y</text:span><text:span text:style-name="T39">our PCB ought to be visible with “colors”, not white chalk. If </text:span><text:span text:style-name="T38">you see white chalk </text:span><text:span text:style-name="T39">in ver 2.83, then try this in ver 2.79.</text:span></text:p>
        </text:list-item>
        <text:list-item>
          <text:p text:style-name="P97"><text:span text:style-name="T10">Once Imported, and with everything still selected, type “M” and add </text:span><text:span text:style-name="T24">the imported items </text:span><text:span text:style-name="T10">to a new collection called PCB</text:span></text:p>
        </text:list-item>
        <text:list-item>
          <text:p text:style-name="P97"><text:span text:style-name="T10">In the other </text:span><text:span text:style-name="T24">default </text:span><text:span text:style-name="T10">“Collection”, hide Camera and Light</text:span></text:p>
        </text:list-item>
        <text:list-item>
          <text:p text:style-name="P97"><text:span text:style-name="T10">Choose X-ray mode, then in the “PCB” collection, choose all using box select</text:span></text:p>
        </text:list-item>
        <text:list-item>
          <text:p text:style-name="P84"><text:span text:style-name="T23">Type “S” to scale, grab and move the White circle and </text:span><text:span text:style-name="T38">scale</text:span><text:span text:style-name="T23"> it a bit.</text:span></text:p>
        </text:list-item>
        <text:list-item>
          <text:p text:style-name="P84"><text:span text:style-name="T23">This ought to bring up the SCALE interactive dialogue </text:span><text:span text:style-name="T38">(lower left)</text:span><text:span text:style-name="T23"> where you can enter the precise scaling dimensions (0.01, for example) </text:span></text:p>
        </text:list-item>
        <text:list-item>
          <text:p text:style-name="P85"><text:span text:style-name="T23"><text:s/></text:span><text:span text:style-name="T24">S</text:span><text:span text:style-name="T22">ave as a .BLEND file</text:span></text:p>
        </text:list-item>
      </text:list>
      <text:p text:style-name="P100"><text:span text:style-name="T22"/></text:p>
      <text:list xml:id="list223210420833005" text:continue-numbering="true" text:style-name="L2">
        <text:list-item>
          <text:p text:style-name="P98"><text:span text:style-name="T22">A</text:span><text:span text:style-name="T10">t this point, if you were using ver 2.79, you can </text:span><text:span text:style-name="T25">save the .blend file, </text:span><text:span text:style-name="T10">close it, and open in ver 2.83.</text:span></text:p>
        </text:list-item>
      </text:list>
      <text:p text:style-name="P99"><text:span text:style-name="T10"/></text:p>
      <text:list xml:id="list223210619978958" text:continue-numbering="true" text:style-name="L2">
        <text:list-item>
          <text:p text:style-name="P41"><text:span text:style-name="T55">Bring up Number Panel </text:span>“<text:span text:style-name="T2">N” &gt; View &gt; SET CLIP &gt; </text:span><text:span text:style-name="T55">0.01mm or 0.001mm </text:span><text:span text:style-name="T57">(This setting allows you to zoom in close to the model without the parts getting “clipped”)</text:span></text:p>
        </text:list-item>
        <text:list-item>
          <text:p text:style-name="P42">RENDER Properties</text:p>
          <text:list>
            <text:list-item>
              <text:p text:style-name="P86"><text:span text:style-name="T25">Render Engine = </text:span><text:span text:style-name="T26">CYCLES</text:span></text:p>
            </text:list-item>
          </text:list>
        </text:list-item>
        <text:list-item>
          <text:p text:style-name="P43">LAYER Properties</text:p>
          <text:list>
            <text:list-item>
              <text:p text:style-name="P43">Check DENOISING DATA <text:span text:style-name="T7">(works only with CYCLES)</text:span></text:p>
            </text:list-item>
          </text:list>
        </text:list-item>
        <text:list-item>
          <text:p text:style-name="P40">OUTPUT properties</text:p>
          <text:list>
            <text:list-item>
              <text:p text:style-name="P40">set output resolution to 100%</text:p>
            </text:list-item>
            <text:list-item>
              <text:p text:style-name="P44">set Colour Depth to 16</text:p>
            </text:list-item>
          </text:list>
        </text:list-item>
        <text:list-item>
          <text:p text:style-name="P43"><text:span text:style-name="T55">Select </text:span>COMPOSITING <text:span text:style-name="T55">Workbench</text:span></text:p>
          <text:list>
            <text:list-item>
              <text:p text:style-name="P43">Check USE NODES</text:p>
            </text:list-item>
            <text:list-item>
              <text:p text:style-name="P43">SHIFT + A &gt; ADD (SEARCH) &gt; DENOISE</text:p>
            </text:list-item>
            <text:list-item>
              <text:p text:style-name="P43">Add between Render Layers and Composite</text:p>
              <text:list>
                <text:list-item>
                  <text:p text:style-name="P45">(If you don’t see proper nodes, you may be using Eveee instead of Cycles <text:span text:style-name="T49">and/</text:span><text:span text:style-name="T56">or</text:span><text:span text:style-name="T49"> not enabled Denoising Data in LAYER properties</text:span>)</text:p>
                </text:list-item>
              </text:list>
            </text:list-item>
            <text:list-item>
              <text:p text:style-name="P43">Change Image --&gt; Image to Noisy Image --&gt; Image (Yellow to Yellow)</text:p>
            </text:list-item>
            <text:list-item>
              <text:p text:style-name="P43">Add Denoising Normal --&gt; Normal (Blue to Blue)</text:p>
            </text:list-item>
            <text:list-item>
              <text:p text:style-name="P43">Add Denoising Albedo --&gt; Albedo (Yellow to Yellow)</text:p>
            </text:list-item>
            <text:list-item>
              <text:p text:style-name="P68">This improves Render result by eliminating noise</text:p>
              <text:p text:style-name="P43"><text:soft-page-break/></text:p>
            </text:list-item>
          </text:list>
        </text:list-item>
        <text:list-item>
          <text:p text:style-name="P25"><text:span text:style-name="T4">ADD </text:span><text:span text:style-name="T58">GROUND </text:span>PLANE</text:p>
          <text:list>
            <text:list-item>
              <text:p text:style-name="P72">Highlight / select the default “COLLECTION” (not the PCB collection)</text:p>
            </text:list-item>
            <text:list-item>
              <text:p text:style-name="P43">SHIFT + A &gt; MESH &gt; PLANE</text:p>
            </text:list-item>
            <text:list-item>
              <text:p text:style-name="P46"><text:span text:style-name="T58">To change PLANE appearance, </text:span>MATERIAL Properties</text:p>
              <text:list>
                <text:list-item>
                  <text:p text:style-name="P69">Select <text:span text:style-name="T59">NEW &gt; BASE COLOR &gt; apply a color using the color wheel</text:span></text:p>
                </text:list-item>
                <text:list-item>
                  <text:p text:style-name="P70">Adjust “shininess” using “ROUGHNESS” slider</text:p>
                </text:list-item>
                <text:list-item>
                  <text:p text:style-name="P70">Adjust metallic sheen using “METALLIC” slider</text:p>
                </text:list-item>
                <text:list-item>
                  <text:p text:style-name="P70">OR, if you want to apply a<text:span text:style-name="T69">n</text:span> image texture such as “Wood”, </text:p>
                </text:list-item>
                <text:list-item>
                  <text:p text:style-name="P46"><text:span text:style-name="T8">Press CIRCLE next to </text:span>Base Colour</text:p>
                </text:list-item>
                <text:list-item>
                  <text:p text:style-name="P46"><text:span text:style-name="T8">Choose option </text:span>Image Texture</text:p>
                </text:list-item>
                <text:list-item>
                  <text:p text:style-name="P46">Select Image</text:p>
                </text:list-item>
                <text:list-item>
                  <text:p text:style-name="P87"><text:span text:style-name="T27">Advanced settings allow you to add NORMAL, REFLECTION, GLOSS, etc settings using NODES (use the SHADING workbench).</text:span></text:p>
                  <text:p text:style-name="P46"/>
                </text:list-item>
              </text:list>
            </text:list-item>
          </text:list>
        </text:list-item>
        <text:list-item>
          <text:p text:style-name="P26"><text:span text:style-name="T59">ADJUST </text:span>CAMERA</text:p>
          <text:list>
            <text:list-item>
              <text:p text:style-name="P71">Using Orbit, Pan and Zoom, choose the desired view that you want rendered</text:p>
            </text:list-item>
            <text:list-item>
              <text:p text:style-name="P88"><text:span text:style-name="T28">Then, select </text:span><text:span text:style-name="T18">VIEW &gt; ALIGN VIEW &gt; ALIGN ACTIVE CAMERA TO VIEW</text:span></text:p>
            </text:list-item>
            <text:list-item>
              <text:p text:style-name="P44">OR</text:p>
            </text:list-item>
            <text:list-item>
              <text:p text:style-name="P47">Select Camera, then <text:span text:style-name="T60">u</text:span><text:span text:style-name="T8">se Translate / Move / Rotate / </text:span><text:span text:style-name="T60">Zoom</text:span><text:span text:style-name="T8"> to set </text:span><text:span text:style-name="T61">camera </text:span><text:span text:style-name="T60">as required</text:span></text:p>
            </text:list-item>
            <text:list-item>
              <text:p text:style-name="P71">OR</text:p>
            </text:list-item>
            <text:list-item>
              <text:p text:style-name="P71">Select Number Panel “N”, VIEW &gt; check CAMERA TO VIEW</text:p>
            </text:list-item>
            <text:list-item>
              <text:p text:style-name="P71">Then, Translate / Move / Rotate / Zoom <text:span text:style-name="T61">your scene </text:span>to get desired Render view, then uncheck CAMERA TO VIEW</text:p>
              <text:p text:style-name="P71"/>
            </text:list-item>
          </text:list>
        </text:list-item>
        <text:list-item>
          <text:p text:style-name="P27">ADD LIGHTS</text:p>
        </text:list-item>
        <text:list-item>
          <text:p text:style-name="P89"><text:span text:style-name="T26">Select LAMP &gt; OBJECT DATA PROPERTIES, </text:span><text:span text:style-name="T29">select between</text:span><text:span text:style-name="T26"> to </text:span><text:span text:style-name="T29">POINT / </text:span><text:span text:style-name="T26">SUN / SPOT / AREA</text:span></text:p>
          <text:list>
            <text:list-item>
              <text:p text:style-name="P48">Adjust Cone, Blend, Power etc</text:p>
            </text:list-item>
            <text:list-item>
              <text:p text:style-name="P72">Adjust light location just as <text:span text:style-name="T69">you would other objects using Translate / Move / Rotate</text:span></text:p>
            </text:list-item>
            <text:list-item>
              <text:p text:style-name="P44">Later, add a tri-source light for overall ambient lighting <text:span text:style-name="T61">(make sure it is added to the default “COLLECTION” , not the “PCB” one)</text:span></text:p>
            </text:list-item>
          </text:list>
        </text:list-item>
      </text:list>
      <text:p text:style-name="P52"/>
      <text:p text:style-name="P28">ADDING MORE REALISM</text:p>
      <text:list xml:id="list223211395183877" text:continue-numbering="true" text:style-name="L2">
        <text:list-item>
          <text:p text:style-name="P90"><text:span text:style-name="T30">In the PCB collection, s</text:span><text:span text:style-name="T31">croll to the end of the </text:span><text:span text:style-name="T30">model</text:span><text:span text:style-name="T31"> tree</text:span></text:p>
        </text:list-item>
        <text:list-item>
          <text:p text:style-name="P90"><text:span text:style-name="T31">T</text:span><text:span text:style-name="T30">he bottom 8 elements are the different parts of the bare PCB (not the Parts).</text:span></text:p>
        </text:list-item>
        <text:list-item>
          <text:p text:style-name="P49">Identify the layers, and rename them. <text:span text:style-name="T62">Use “H” to hide a layer or EYE icon in the collection tree to hide / unhide</text:span></text:p>
          <text:list>
            <text:list-item>
              <text:p text:style-name="P49"><text:span text:style-name="T62">PCB </text:span><text:span text:style-name="T63">TOP </text:span><text:span text:style-name="T62">PADS</text:span> </text:p>
            </text:list-item>
            <text:list-item>
              <text:p text:style-name="P50"><text:span text:style-name="T62">PCB </text:span><text:span text:style-name="T63">BOT </text:span><text:span text:style-name="T62">PADS</text:span></text:p>
            </text:list-item>
            <text:list-item>
              <text:p text:style-name="P53"><text:span text:style-name="T63">PCB TOP COPPER</text:span></text:p>
            </text:list-item>
            <text:list-item>
              <text:p text:style-name="P54"><text:span text:style-name="T63">PCB BOT </text:span><text:span text:style-name="T3">COPPER</text:span></text:p>
            </text:list-item>
            <text:list-item>
              <text:p text:style-name="P49"><text:soft-page-break/><text:span text:style-name="T63">PCB TOP </text:span>S<text:span text:style-name="T3">ILK</text:span></text:p>
            </text:list-item>
            <text:list-item>
              <text:p text:style-name="P50"><text:span text:style-name="T63">PCB BOT </text:span>S<text:span text:style-name="T3">ILK</text:span></text:p>
            </text:list-item>
            <text:list-item>
              <text:p text:style-name="P91"><text:span text:style-name="T33">PCB TOP</text:span><text:span text:style-name="T32">_</text:span><text:span text:style-name="T33">BOT</text:span><text:span text:style-name="T32"> </text:span><text:span text:style-name="T33">MASK </text:span><text:span text:style-name="T32">– </text:span><text:span text:style-name="T30">this is a single entity</text:span></text:p>
            </text:list-item>
            <text:list-item>
              <text:p text:style-name="P92"><text:span text:style-name="T33">PCB EDGE</text:span></text:p>
              <text:list>
                <text:list-item>
                  <text:p text:style-name="P92"><text:span text:style-name="T34">We </text:span><text:span text:style-name="T32">will have to split </text:span><text:span text:style-name="T34">this</text:span><text:span text:style-name="T32"> in to PCB edge </text:span><text:span text:style-name="T34">(</text:span><text:span text:style-name="T32">fibreglass </text:span><text:span text:style-name="T34">material) </text:span><text:span text:style-name="T32">and </text:span><text:span text:style-name="T34">THROUGH HOLE </text:span><text:span text:style-name="T32">VIA’</text:span><text:span text:style-name="T34">S</text:span><text:span text:style-name="T32"> </text:span><text:span text:style-name="T34">(</text:span><text:span text:style-name="T32">gold</text:span><text:span text:style-name="T34">)</text:span></text:p>
                </text:list-item>
              </text:list>
            </text:list-item>
            <text:list-item>
              <text:p text:style-name="P56">The rest of the items in collection are components <text:span text:style-name="T64">which can also be modified later to add even more realism</text:span></text:p>
              <text:p text:style-name="P56"/>
            </text:list-item>
          </text:list>
        </text:list-item>
        <text:list-item>
          <text:p text:style-name="P57">COLOUR the various <text:span text:style-name="T4">PCB </text:span>parts now, <text:span text:style-name="T4">and “name” the MATERIALS so it’s easy to apply to other objects</text:span></text:p>
          <text:list>
            <text:list-item>
              <text:p text:style-name="P57">MATERIAL properties</text:p>
            </text:list-item>
            <text:list-item>
              <text:p text:style-name="P57">Enable NODES</text:p>
            </text:list-item>
            <text:list-item>
              <text:p text:style-name="P57"><text:span text:style-name="T64">PCB TOP </text:span>SILK / <text:span text:style-name="T64">PCB BOT SILK</text:span> – <text:span text:style-name="T64">Color White, </text:span>decrease roughness to make it shiny, <text:span text:style-name="T64">about 0.1~0.3</text:span></text:p>
              <text:list>
                <text:list-item>
                  <text:p text:style-name="P57">Since materials are linked, <text:span text:style-name="T64">TOP </text:span>SILK and BOT <text:span text:style-name="T64">SILK </text:span>both receive the same settings</text:p>
                </text:list-item>
              </text:list>
            </text:list-item>
            <text:list-item>
              <text:p text:style-name="P58"><text:span text:style-name="T64">PCB TOP </text:span>COPPER / <text:span text:style-name="T64">PCB BOT COPPER - </text:span>dar<text:span text:style-name="T64">k green/blue/purple etc depending on mask choice</text:span></text:p>
            </text:list-item>
            <text:list-item>
              <text:p text:style-name="P73">PCB TOP PADS / PCB BOT PADS – Gold, use an orange-yellow shade, increase Metallic to 0.7~0.9, and decrease Roughness to 0.1~0.3</text:p>
            </text:list-item>
            <text:list-item>
              <text:p text:style-name="P93"><text:span text:style-name="T35">PCB </text:span><text:span text:style-name="T34">TOP_BOT MASK – Use the same color as PCB TOP COPPER, but make it a lighter shade</text:span></text:p>
            </text:list-item>
            <text:list-item>
              <text:p text:style-name="P58">PCB EDGE – <text:span text:style-name="T64">Apply same material as PCB TOP PADS – Gold – which gets applied to all the VIA holes on the PCB</text:span></text:p>
              <text:list>
                <text:list-item>
                  <text:p text:style-name="P73">Unfortunately, this GOLD material is also applied to the edges of the PCB.</text:p>
                </text:list-item>
                <text:list-item>
                  <text:p text:style-name="P73">We need to separate the EDGES from the rest of the VIA holes, so we can apply <text:span text:style-name="T65">a different material (more on that later).</text:span></text:p>
                </text:list-item>
              </text:list>
              <text:p text:style-name="P58"/>
            </text:list-item>
          </text:list>
        </text:list-item>
        <text:list-item>
          <text:p text:style-name="P29"><text:span text:style-name="T66">SEPARATE </text:span>PCB <text:span text:style-name="T66">EDGES FROM VIAS</text:span></text:p>
          <text:list>
            <text:list-item>
              <text:p text:style-name="P58">Requires special action<text:span text:style-name="T67">s</text:span> to separate plated holes from unplated <text:span text:style-name="T66">objects such as the pcb edges.</text:span></text:p>
            </text:list-item>
            <text:list-item>
              <text:p text:style-name="P74">In the DEFAULT and PCB collections, Hide all the entities. Then, UNHIDE just the <text:span text:style-name="T63">PCB EDGE </text:span>entity. <text:span text:style-name="T67">This unhides the edges and vias.</text:span></text:p>
            </text:list-item>
            <text:list-item>
              <text:p text:style-name="P58">TAB to go to edit mode <text:span text:style-name="T66">or use the drop down to go from OBJECT mode to EDIT mode</text:span></text:p>
            </text:list-item>
            <text:list-item>
              <text:p text:style-name="P58">Make sure X-ray mode is selected</text:p>
            </text:list-item>
            <text:list-item>
              <text:p text:style-name="P58">SHIFT select all the edges (painful part)</text:p>
            </text:list-item>
            <text:list-item>
              <text:p text:style-name="P58">“<text:span text:style-name="T4">P” to SEPARATE the selection from the parent</text:span></text:p>
            </text:list-item>
            <text:list-item>
              <text:p text:style-name="P56">This creates another object in the model tree <text:span text:style-name="T8">(</text:span><text:span text:style-name="T67">some_</text:span><text:span text:style-name="T8">name.001)</text:span></text:p>
            </text:list-item>
            <text:list-item>
              <text:p text:style-name="P75">With the PCB edges and VIAS separated, we can delink the materials properties for each, and reassign fresh materials.</text:p>
            </text:list-item>
            <text:list-item>
              <text:p text:style-name="P75">Select the <text:span text:style-name="T68">Edges, then in Materials tab, delete the assigned material, select NEW, and assign a color that appears like fibreglass (dark green / brown)</text:span></text:p>
              <text:p text:style-name="P56"><text:soft-page-break/></text:p>
            </text:list-item>
          </text:list>
        </text:list-item>
        <text:list-item>
          <text:p text:style-name="P102"><text:span text:style-name="T36">ADD THICKNESS TO C</text:span><text:span text:style-name="T37">OPPER</text:span><text:span text:style-name="T36">, MASK and SILK</text:span></text:p>
          <text:list>
            <text:list-item>
              <text:p text:style-name="P76">Select a layer – PCB TOP PADS</text:p>
            </text:list-item>
            <text:list-item>
              <text:p text:style-name="P76">Select MODIFIER <text:span text:style-name="T69">(Wrench / Spanner symbol)</text:span></text:p>
            </text:list-item>
            <text:list-item>
              <text:p text:style-name="P59">ADD modifier, SOLIDIFY</text:p>
            </text:list-item>
            <text:list-item>
              <text:p text:style-name="P95"><text:span text:style-name="T38">In SOLIDIFY settings, a</text:span><text:span text:style-name="T40">dd a thickness and positive normal (1.0)</text:span></text:p>
            </text:list-item>
            <text:list-item>
              <text:p text:style-name="P60">Use “high quality normals” and “fill rim”</text:p>
            </text:list-item>
            <text:list-item>
              <text:p text:style-name="P95"><text:span text:style-name="T38">EDGE DATA &gt; </text:span><text:span text:style-name="T40">CREASE Inner / Outer / Rim ought to give bevelled edges, but I </text:span><text:span text:style-name="T38">haven’t been able to get that work.</text:span></text:p>
            </text:list-item>
            <text:list-item>
              <text:p text:style-name="P103"><text:span text:style-name="T10">Repeat the procedure for all the other layers</text:span></text:p>
              <text:list>
                <text:list-item>
                  <text:p text:style-name="P51"><text:span text:style-name="T62">PCB </text:span><text:span text:style-name="T63">BOT </text:span><text:span text:style-name="T62">PADS – </text:span><text:span text:style-name="T69">same settings as applied to PCB TOP PADS</text:span></text:p>
                </text:list-item>
                <text:list-item>
                  <text:p text:style-name="P55"><text:span text:style-name="T63">PCB TOP COPPER</text:span><text:span text:style-name="T62"> – </text:span><text:span text:style-name="T69">same settings as applied to PCB TOP PADS</text:span></text:p>
                </text:list-item>
                <text:list-item>
                  <text:p text:style-name="P55"><text:span text:style-name="T63">PCB BOT </text:span><text:span text:style-name="T3">COPPER</text:span><text:span text:style-name="T62"> – </text:span><text:span text:style-name="T69">same settings as applied to PCB TOP PADS</text:span></text:p>
                </text:list-item>
                <text:list-item>
                  <text:p text:style-name="P51"><text:span text:style-name="T63">PCB TOP </text:span>S<text:span text:style-name="T3">ILK – </text:span><text:span text:style-name="T70">requires slightly more thickness in order to stay above pads / copper thickness</text:span></text:p>
                </text:list-item>
                <text:list-item>
                  <text:p text:style-name="P101"><text:span text:style-name="T33">PCB BOT </text:span><text:span text:style-name="T10">S</text:span><text:span text:style-name="T32">ILK – </text:span><text:span text:style-name="T41">requires slightly more thickness in order to stay above pads / copper thickness</text:span></text:p>
                </text:list-item>
              </text:list>
            </text:list-item>
          </text:list>
        </text:list-item>
      </text:list>
      <text:p text:style-name="P61"/>
      <text:list xml:id="list223211833639556" text:continue-numbering="true" text:style-name="L2">
        <text:list-item>
          <text:p text:style-name="P77">At this point, you can try running a RENDER (F12) to check out the result.</text:p>
        </text:list-item>
      </text:list>
      <text:p text:style-name="P61"/>
      <text:p text:style-name="P61"/>
      <text:list xml:id="list223211661943100" text:continue-numbering="true" text:style-name="L2">
        <text:list-item>
          <text:p text:style-name="P30">IMPROVE COMPONENT APPEARANCES</text:p>
          <text:list>
            <text:list-item>
              <text:p text:style-name="P96"><text:span text:style-name="T42">Hide all the PCB </text:span><text:span text:style-name="T43">layers</text:span></text:p>
            </text:list-item>
            <text:list-item>
              <text:p text:style-name="P104"><text:span text:style-name="T10">Choose a component that needs improvement – a THT resistor for example.</text:span></text:p>
            </text:list-item>
            <text:list-item>
              <text:p text:style-name="P104"><text:span text:style-name="T10">Select the component body – you may have to do multiple selections (SHIFT + Select)</text:span></text:p>
            </text:list-item>
            <text:list-item>
              <text:p text:style-name="P104"><text:span text:style-name="T10">In MATERIALS properties, select New, then Use Nodes, then in Color wheel select required color.</text:span></text:p>
            </text:list-item>
            <text:list-item>
              <text:p text:style-name="P104"><text:span text:style-name="T10">Adjust Roughness and Metallic sliders.</text:span></text:p>
            </text:list-item>
            <text:list-item>
              <text:p text:style-name="P104"><text:span text:style-name="T10">If there’s another part that requires the same material treatment, then you can use the LINK MATERIALS option</text:span></text:p>
            </text:list-item>
            <text:list-item>
              <text:p text:style-name="P62"><text:span text:style-name="T71">To make a </text:span>BOX selection, choose reference material first, and then the box, then CTRL + L &gt; <text:span text:style-name="T71">MATERIALS</text:span></text:p>
            </text:list-item>
            <text:list-item>
              <text:p text:style-name="P63">When making individual selections, choose them first and then the reference material, then CTRL + L &gt; <text:span text:style-name="T71">MATERIALS</text:span></text:p>
            </text:list-item>
            <text:list-item>
              <text:p text:style-name="P60">Hide parts <text:span text:style-name="T72">as you work along to </text:span>make selections easier</text:p>
            </text:list-item>
          </text:list>
        </text:list-item>
      </text:list>
      <text:p text:style-name="P64"/>
      <text:p text:style-name="P11"/>
      <text:p text:style-name="P22"/>
      <text:p text:style-name="P7"><text:span text:style-name="T9">A</text:span>bout Materials and Textures</text:p>
      <text:p text:style-name="P1"><text:a xlink:type="simple" xlink:href="https://medium.com/@chunaik/texture-mapping-in-3d-6dffd54d3a54" text:style-name="Internet_20_link" text:visited-style-name="Visited_20_Internet_20_Link"><text:span text:style-name="T10">https://medium.com/@chunaik/texture-mapping-in-3d-6dffd54d3a54</text:span></text:a></text:p>
      <text:p text:style-name="P7"/>
      <text:p text:style-name="P1"><text:a xlink:type="simple" xlink:href="https://www.youtube.com/watch?v=UkU0-QeWUcU&amp;feature=emb_logo" text:style-name="Internet_20_link" text:visited-style-name="Visited_20_Internet_20_Link"><text:span text:style-name="T10">https://www.youtube.com/watch?v=UkU0-QeWUcU&amp;feature=emb_logo</text:span></text:a></text:p>
      <text:p text:style-name="P7"/>
      <text:p text:style-name="P1"><text:a xlink:type="simple" xlink:href="https://www.youtube.com/watch?v=rzXNZkEoTAk&amp;feature=emb_logo" text:style-name="Internet_20_link" text:visited-style-name="Visited_20_Internet_20_Link"><text:span text:style-name="T10">https://www.youtube.com/watch?v=rzXNZkEoTAk&amp;feature=emb_logo</text:span></text:a></text:p>
      <text:p text:style-name="P7"/>
      <text:p text:style-name="P12">Diffuse = Albedo = Colour</text:p>
      <text:p text:style-name="P13">IOR = Index of Refraction (related to Frenel effect)</text:p>
      <text:p text:style-name="P14">AO = <text:a xlink:type="simple" xlink:href="https://docs.blender.org/manual/en/2.79/render/blender_render/world/ambient_occlusion.html" text:style-name="Internet_20_link" text:visited-style-name="Visited_20_Internet_20_Link">ambient occlusion</text:a></text:p>
      <text:p text:style-name="P8">When using nodes, CTRL + H will hide unused parts of a node to make visibility better</text:p>
      <text:p text:style-name="P10">CTRL + G groups Nodes</text:p>
      <text:p text:style-name="P20">CTRL + L to link materials</text:p>
      <text:p text:style-name="P21">H, SHIFT + H, ALT + H to hide / unhide</text:p>
      <text:p text:style-name="P105"><text:span text:style-name="T44">PBR = </text:span><text:span text:style-name="T45">P</text:span><text:span text:style-name="T44">hysic</text:span><text:span text:style-name="T45">s</text:span><text:span text:style-name="T44"> </text:span><text:span text:style-name="T45">B</text:span><text:span text:style-name="T44">ased </text:span><text:span text:style-name="T45">R</text:span><text:span text:style-name="T44">endering</text:span></text:p>
      <text:p text:style-name="P17">F3 = search</text:p>
      <text:p text:style-name="P18">RENDER properties &gt; COLOR Management &gt; VIEW transform &gt; Filmic / False Color</text:p>
      <text:p text:style-name="P18">(to check exposure etc)</text:p>
      <text:p text:style-name="P9"/>
      <text:p text:style-name="P15">PLANE</text:p>
      <text:p text:style-name="P15">Use UV unwrap if Texture doesn’t appear on Plane</text:p>
      <text:p text:style-name="P19">You can IMPORT “images as planes” <text:span text:style-name="T46">(needs add on enabled)</text:span></text:p>
      <text:p text:style-name="P19"/>
      <text:p text:style-name="P15"/>
      <text:p text:style-name="P16">POLIIGON Material converter (to use texture maps)</text:p>
      <text:p text:style-name="P16"><text:a xlink:type="simple" xlink:href="https://help.poliigon.com/en/articles/2540839-poliigon-material-converter-addon-for-blender" text:style-name="Internet_20_link" text:visited-style-name="Visited_20_Internet_20_Link">https://help.poliigon.com/en/articles/2540839-poliigon-material-converter-addon-for-blender</text:a>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1T20:13:39.097817001</meta:creation-date>
    <dc:date>2020-11-10T22:11:19.297412337</dc:date>
    <meta:editing-duration>P1DT5H11M4S</meta:editing-duration>
    <meta:editing-cycles>37</meta:editing-cycles>
    <meta:generator>LibreOffice/7.0.1.2$Linux_X86_64 LibreOffice_project/7cbcfc562f6eb6708b5ff7d7397325de9e764452</meta:generator>
    <dc:creator>Anool Mahidharia</dc:creator>
    <meta:document-statistic meta:table-count="0" meta:image-count="0" meta:object-count="0" meta:page-count="6" meta:paragraph-count="173" meta:word-count="1842" meta:character-count="9860" meta:non-whitespace-character-count="8314"/>
  </office:meta>
</office:document-meta>
</file>